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9pt" fo:language="en" fo:country="US" style:text-underline-style="none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9pt" fo:language="ru" fo:country="RU" style:text-underline-style="none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7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2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9pt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/>
    </style:style>
    <style:style style:name="P37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P38" style:family="paragraph" style:parent-style-name="Standard">
      <style:paragraph-properties fo:margin-top="0.0598in" fo:margin-bottom="0in"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style:font-name-complex="Arial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normal" style:font-style-asian="normal" style:font-style-complex="normal"/>
    </style:style>
    <style:style style:name="T17" style:family="text">
      <style:text-properties style:text-position="sub 58%" fo:language="ru" fo:country="RU" fo:font-style="normal" style:font-style-asian="normal" style:font-style-complex="normal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3" style:family="text">
      <style:text-properties style:font-name-complex="Arial"/>
    </style:style>
    <style:style style:name="T24" style:family="text">
      <style:text-properties fo:color="#ffffff" style:text-underline-style="solid" style:text-underline-width="auto" style:text-underline-color="font-color" style:font-name-complex="Arial"/>
    </style:style>
    <style:style style:name="T25" style:family="text">
      <style:text-properties fo:color="#ffffff" style:font-name-complex="Ari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background-color="transparent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9">ПОВЕРКИ</text:span></text:p>
      <text:p text:style-name="P3"><text:span text:style-name="T23">дозиметра типа </text:span><text:span text:style-name="T12">ДКС</text:span><text:span text:style-name="T23">-</text:span><text:span text:style-name="T12">АТ3509</text:span><text:span text:style-name="T8">C</text:span></text:p>
      <text:p text:style-name="P5"/>
      <text:p text:style-name="P6"><text:span text:style-name="T23">зав. № </text:span><text:span text:style-name="T22"><text:s/>$</text:span><text:span text:style-name="T4">allSerial</text:span><text:span text:style-name="T23"> </text:span><text:span text:style-name="T25">.</text:span><text:span text:style-name="T23"> </text:span></text:p>
      <text:p text:style-name="P6"><text:span text:style-name="T23">принадлежащего </text:span><text:span text:style-name="T24">.</text:span><text:span text:style-name="T30"> <text:s text:c="105"/></text:span><text:span text:style-name="T24">.</text:span></text:p>
      <text:p text:style-name="P9"/>
      <text:p text:style-name="P37">Поверка проводилась на базе УП «АТОМТЕХ», в нормальных климатических условиях при температуре <text:span text:style-name="T20">Т</text:span> = <text:span text:style-name="T29"><text:s/></text:span><text:span text:style-name="T21">$temp </text:span><text:s/>°<text:span text:style-name="T20">С</text:span>, атмосферном давлении <text:span text:style-name="T20">Р</text:span> = <text:span text:style-name="T29"><text:s text:c="5"/></text:span><text:s/>мм.рт.ст, относительной влажности воздуха <text:span text:style-name="T20">р</text:span> = <text:span text:style-name="T29"><text:s/></text:span><text:span text:style-name="T21">$vlag </text:span><text:s/>%, внешнем фоне γ-излучения <text:span text:style-name="T3">H</text:span>*(10) = <text:span text:style-name="T29"><text:s/></text:span><text:span text:style-name="T21">$bground </text:span><text:s/>нЗв/ч, <text:s/>согласно методике, изложенной в <text:span text:style-name="T28">МП. МН 742-2005</text:span></text:p>
      <text:p text:style-name="P27"><text:span text:style-name="T9">1. </text:span>Эталонные средства измерений:</text:p>
      <text:p text:style-name="P33">- <text:span text:style-name="T2">$facility_110</text:span>;</text:p>
      <text:p text:style-name="P34">- <text:span text:style-name="T2">$facility_1</text:span>3<text:span text:style-name="T2">0</text:span>;</text:p>
      <text:p text:style-name="P38"><text:span text:style-name="T9">2. </text:span>Внешний осмотр и опробование БД:</text:p>
      <text:p text:style-name="P36">- документация<text:tab/></text:p>
      <text:p text:style-name="P36">- отсутствие механических повреждений<text:tab/></text:p>
      <text:p text:style-name="P35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0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</text:span><text:span text:style-name="T5">C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2">Показания прибора</text:p>
          </table:table-cell>
          <table:table-cell table:style-name="t1.B2" office:value-type="string">
            <text:p text:style-name="P25">Среднее значение, </text:p>
            <text:p text:style-name="P26"><text:span text:style-name="T3">H</text:span><text:span text:style-name="T15">pi</text:span></text:p>
          </table:table-cell>
          <table:table-cell table:style-name="t1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1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1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1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9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29">$1-bg0</text:p>
              <text:p text:style-name="P29">$1-bg1</text:p>
              <text:p text:style-name="P29">$1-bg2</text:p>
              <text:p text:style-name="P29">$1-bg3</text:p>
              <text:p text:style-name="P29">$1-bg4</text:p>
              <text:p text:style-name="P29">$1-bg5</text:p>
              <text:p text:style-name="P29">$1-bg6</text:p>
              <text:p text:style-name="P29">$1-bg7</text:p>
              <text:p text:style-name="P28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29">$1-m00</text:p>
              <text:p text:style-name="P29">$1-m01</text:p>
              <text:p text:style-name="P29">$1-m02</text:p>
              <text:p text:style-name="P29">$1-m03</text:p>
              <text:p text:style-name="P29">$1-m04</text:p>
              <text:p text:style-name="P29">$1-m05</text:p>
              <text:p text:style-name="P29">$1-m06</text:p>
              <text:p text:style-name="P29">$1-m07</text:p>
              <text:p text:style-name="P29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9">30</text:span></text:p>
          </table:table-cell>
        </table:table-row>
        <table:table-row>
          <table:table-cell table:style-name="t1.A3" office:value-type="string">
            <text:p text:style-name="P12">4.0 мЗв/ч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4">$1-m10</text:p>
              <text:p text:style-name="P29">$1-m11</text:p>
              <text:p text:style-name="P29">$1-m12</text:p>
              <text:p text:style-name="P29">$1-m13</text:p>
              <text:p text:style-name="P29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9">15</text:span></text:p>
          </table:table-cell>
        </table:table-row>
        <table:table-row>
          <table:table-cell table:style-name="t1.A3" office:value-type="string">
            <text:p text:style-name="P12">800<text:span text:style-name="T9">.</text:span>0 мЗв/ч<text:line-break/><text:span text:style-name="T2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4">$1-m20</text:p>
              <text:p text:style-name="P29">$1-m21</text:p>
              <text:p text:style-name="P29">$1-m22</text:p>
              <text:p text:style-name="P29">$1-m23</text:p>
              <text:p text:style-name="P29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9">15</text:span></text:p>
          </table:table-cell>
        </table:table-row>
        <table:table-row>
          <table:table-cell table:style-name="t1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1.B3" office:value-type="string">
            <text:p text:style-name="P13">$1-n<text:span text:style-name="T9">3</text:span></text:p>
          </table:table-cell>
          <table:table-cell table:style-name="t1.B3" office:value-type="string">
            <text:p text:style-name="P13">$1-d<text:span text:style-name="T9">3</text:span></text:p>
          </table:table-cell>
          <table:table-cell table:style-name="t1.D3" office:value-type="string">
            <text:section text:style-name="Sect1" text:name="Раздел10">
              <text:p text:style-name="P4">$1-<text:span text:style-name="T9">m30</text:span></text:p>
              <text:p text:style-name="P29">$1-<text:span text:style-name="T9">m31</text:span></text:p>
              <text:p text:style-name="P29">$1-<text:span text:style-name="T9">m32</text:span></text:p>
              <text:p text:style-name="P29">$1-<text:span text:style-name="T9">m33</text:span></text:p>
              <text:p text:style-name="P29">$1-<text:span text:style-name="T9">m34</text:span></text:p>
            </text:section>
          </table:table-cell>
          <table:table-cell table:style-name="t1.B3" office:value-type="string">
            <text:p text:style-name="P13">$1-av<text:span text:style-name="T9">3</text:span></text:p>
          </table:table-cell>
          <table:table-cell table:style-name="t1.B3" office:value-type="string">
            <text:p text:style-name="P13">$1-o<text:span text:style-name="T9">3</text:span></text:p>
          </table:table-cell>
          <table:table-cell table:style-name="t1.B3" office:value-type="string">
            <text:p text:style-name="P13">$1-q<text:span text:style-name="T9">3</text:span></text:p>
          </table:table-cell>
          <table:table-cell table:style-name="t1.B3" office:value-type="string">
            <text:p text:style-name="P13">$1-do<text:span text:style-name="T9">3</text:span></text:p>
          </table:table-cell>
          <table:table-cell table:style-name="t1.I3" office:value-type="string">
            <text:p text:style-name="P20">±<text:span text:style-name="T9">19</text:span></text:p>
          </table:table-cell>
        </table:table-row>
        <table:table-row>
          <table:table-cell table:style-name="t1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1.B8" office:value-type="string">
            <text:p text:style-name="P13">$1-n<text:span text:style-name="T9">4</text:span></text:p>
          </table:table-cell>
          <table:table-cell table:style-name="t1.B8" office:value-type="string">
            <text:p text:style-name="P13">$1-d<text:span text:style-name="T9">4</text:span></text:p>
          </table:table-cell>
          <table:table-cell table:style-name="t1.D8" office:value-type="string">
            <text:section text:style-name="Sect1" text:name="Раздел3">
              <text:p text:style-name="P4">$1-<text:span text:style-name="T9">m</text:span><text:span text:style-name="T2">4</text:span><text:span text:style-name="T9">0</text:span></text:p>
              <text:p text:style-name="P29">$1-<text:span text:style-name="T9">m</text:span><text:span text:style-name="T2">4</text:span><text:span text:style-name="T9">1</text:span></text:p>
              <text:p text:style-name="P29">$1-<text:span text:style-name="T9">m</text:span><text:span text:style-name="T2">4</text:span><text:span text:style-name="T9">2</text:span></text:p>
              <text:p text:style-name="P29">$1-<text:span text:style-name="T9">m</text:span><text:span text:style-name="T2">4</text:span><text:span text:style-name="T9">3</text:span></text:p>
              <text:p text:style-name="P29">$1-<text:span text:style-name="T9">m</text:span><text:span text:style-name="T2">4</text:span><text:span text:style-name="T9">4</text:span></text:p>
            </text:section>
          </table:table-cell>
          <table:table-cell table:style-name="t1.B8" office:value-type="string">
            <text:p text:style-name="P13">$1-av<text:span text:style-name="T9">4</text:span></text:p>
          </table:table-cell>
          <table:table-cell table:style-name="t1.B8" office:value-type="string">
            <text:p text:style-name="P13">$1-o<text:span text:style-name="T9">4</text:span></text:p>
          </table:table-cell>
          <table:table-cell table:style-name="t1.B8" office:value-type="string">
            <text:p text:style-name="P13">$1-q<text:span text:style-name="T9">4</text:span></text:p>
          </table:table-cell>
          <table:table-cell table:style-name="t1.B8" office:value-type="string">
            <text:p text:style-name="P13">$1-do<text:span text:style-name="T9">4</text:span></text:p>
          </table:table-cell>
          <table:table-cell table:style-name="t1.I8" office:value-type="string">
            <text:p text:style-name="P20">±<text:span text:style-name="T9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0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</text:span><text:span text:style-name="T5">C зав. №</text:span><text:span text:style-name="T6"> </text:span><text:span text:style-name="T5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8"><text:span text:style-name="T2">Действи-тельное</text:span> значение</text:p>
            <text:p text:style-name="P28">ЭД<text:span text:style-name="T33">,</text:span></text:p>
            <text:p text:style-name="P28"><text:span text:style-name="T3">H</text:span><text:span text:style-name="T15">p</text:span><text:span text:style-name="T14">0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0"><text:s text:c="2"/>d, <text:span text:style-name="T9">см <text:s/></text:span></text:p>
            <text:p text:style-name="P31">t, <text:span text:style-name="T9">сек</text:span></text:p>
          </table:table-cell>
          <table:table-cell table:style-name="s1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1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1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8"><text:span text:style-name="T3">H</text:span><text:span text:style-name="T15">pi</text:span></text:p>
          </table:table-cell>
          <table:table-cell table:style-name="s1.D3" office:value-type="string">
            <text:p text:style-name="P28"><text:span text:style-name="T3">H</text:span><text:span text:style-name="T15">pi </text:span><text:span text:style-name="T13">изм.</text:span></text:p>
          </table:table-cell>
          <table:table-cell table:style-name="s1.D3" office:value-type="string">
            <text:p text:style-name="P28"><text:span text:style-name="T3">H</text:span><text:span text:style-name="T15">pi</text:span><text:span text:style-name="T16"> </text:span><text:span text:style-name="T18">изм</text:span><text:span text:style-name="T19">.</text:span><text:span text:style-name="T32">- </text:span><text:span text:style-name="T3">H</text:span><text:span text:style-name="T15">p</text:span><text:span text:style-name="T14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1.B4" office:value-type="string">
            <text:p text:style-name="P13">##1-<text:span text:style-name="T2">dn_</text:span><text:span text:style-name="T9">3</text:span></text:p>
          </table:table-cell>
          <table:table-cell table:style-name="s1.B4" office:value-type="string">
            <text:p text:style-name="P19"><text:s text:c="2"/>##1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1.B4" office:value-type="string">
            <text:p text:style-name="P13">##1-d_dev<text:span text:style-name="T2">_</text:span><text:span text:style-name="T9">3</text:span></text:p>
          </table:table-cell>
          <table:table-cell table:style-name="s1.B4" office:value-type="string">
            <text:p text:style-name="P13">##1-dose<text:span text:style-name="T2">_</text:span><text:span text:style-name="T9">3</text:span></text:p>
          </table:table-cell>
          <table:table-cell table:style-name="s1.B4" office:value-type="string">
            <text:p text:style-name="P13">##1-d_res<text:span text:style-name="T2">_</text:span><text:span text:style-name="T9">3</text:span></text:p>
          </table:table-cell>
          <table:table-cell table:style-name="s1.B4" office:value-type="string">
            <text:p text:style-name="P13">##1-o_pog<text:span text:style-name="T2">_</text:span><text:span text:style-name="T9">3</text:span></text:p>
          </table:table-cell>
          <table:table-cell table:style-name="s1.B4" office:value-type="string">
            <text:p text:style-name="P13">##1-d_gran<text:span text:style-name="T2">_</text:span><text:span text:style-name="T9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4" office:value-type="string">
            <text:p text:style-name="P12">4.0 мЗв<text:line-break/><text:span text:style-name="T2">Hp(10)</text:span></text:p>
          </table:table-cell>
          <table:table-cell table:style-name="s1.B4" office:value-type="string">
            <text:p text:style-name="P13">##1-<text:span text:style-name="T2">dn</text:span></text:p>
          </table:table-cell>
          <table:table-cell table:style-name="s1.B4" office:value-type="string">
            <text:p text:style-name="P19"><text:s text:c="2"/>##1-<text:span text:style-name="T2">dd</text:span> <text:s/></text:p>
            <text:p text:style-name="P16">180c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9">15</text:span></text:p>
          </table:table-cell>
        </table:table-row>
        <table:table-row>
          <table:table-cell table:style-name="s1.A6" office:value-type="string">
            <text:p text:style-name="P12">4.0 <text:span text:style-name="T9">мкЗв</text:span></text:p>
            <text:p text:style-name="P15">Hp(0.07)</text:p>
          </table:table-cell>
          <table:table-cell table:style-name="s1.B6" office:value-type="string">
            <text:p text:style-name="P13">##<text:span text:style-name="T2">1</text:span>-<text:span text:style-name="T2">dn_2</text:span></text:p>
          </table:table-cell>
          <table:table-cell table:style-name="s1.B6" office:value-type="string">
            <text:p text:style-name="P19"><text:s text:c="2"/>##1-<text:span text:style-name="T2">dd_2</text:span> <text:s/></text:p>
            <text:p text:style-name="P16">360c</text:p>
          </table:table-cell>
          <table:table-cell table:style-name="s1.B6" office:value-type="string">
            <text:p text:style-name="P13">##1-d_dev_<text:span text:style-name="T2">2</text:span></text:p>
          </table:table-cell>
          <table:table-cell table:style-name="s1.B6" office:value-type="string">
            <text:p text:style-name="P13">##1-dose_<text:span text:style-name="T2">2</text:span></text:p>
          </table:table-cell>
          <table:table-cell table:style-name="s1.B6" office:value-type="string">
            <text:p text:style-name="P13">##1-d_res_<text:span text:style-name="T2">2</text:span></text:p>
          </table:table-cell>
          <table:table-cell table:style-name="s1.B6" office:value-type="string">
            <text:p text:style-name="P13">##1-o_pog_<text:span text:style-name="T2">2</text:span></text:p>
          </table:table-cell>
          <table:table-cell table:style-name="s1.B6" office:value-type="string">
            <text:p text:style-name="P13">##1-d_gran_<text:span text:style-name="T2">2</text:span></text:p>
          </table:table-cell>
          <table:table-cell table:style-name="s1.I6" office:value-type="string">
            <text:p text:style-name="P12">±<text:span text:style-name="T9">15</text:span></text:p>
          </table:table-cell>
        </table:table-row>
      </table:table>
      <text:p text:style-name="P4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C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39:39.93</dc:date>
    <meta:editing-duration>P3DT8H14M42S</meta:editing-duration>
    <meta:editing-cycles>395</meta:editing-cycles>
    <meta:generator>OpenOffice/4.1.6$Win32 OpenOffice.org_project/416m1$Build-9790</meta:generator>
    <meta:document-statistic meta:table-count="3" meta:image-count="0" meta:object-count="0" meta:page-count="1" meta:paragraph-count="166" meta:word-count="326" meta:character-count="2435"/>
  </office:meta>
</office:document-meta>
</file>